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23e2" officeooo:paragraph-rsid="001723e2"/>
    </style:style>
    <style:style style:name="P2" style:family="paragraph" style:parent-style-name="Standard">
      <style:text-properties officeooo:paragraph-rsid="001723e2"/>
    </style:style>
    <style:style style:name="P3" style:family="paragraph" style:parent-style-name="Standard">
      <style:text-properties officeooo:rsid="0017f84c" officeooo:paragraph-rsid="0017f84c"/>
    </style:style>
    <style:style style:name="P4" style:family="paragraph" style:parent-style-name="Standard">
      <style:text-properties officeooo:paragraph-rsid="0017f84c"/>
    </style:style>
    <style:style style:name="P5" style:family="paragraph" style:parent-style-name="Standard">
      <style:text-properties officeooo:rsid="0019c30a" officeooo:paragraph-rsid="0019c30a"/>
    </style:style>
    <style:style style:name="P6" style:family="paragraph" style:parent-style-name="Standard">
      <style:text-properties officeooo:paragraph-rsid="0019c30a"/>
    </style:style>
    <style:style style:name="P7" style:family="paragraph" style:parent-style-name="Standard">
      <style:text-properties officeooo:rsid="001aa855" officeooo:paragraph-rsid="001aa855"/>
    </style:style>
    <style:style style:name="T1" style:family="text">
      <style:text-properties officeooo:rsid="001723e2"/>
    </style:style>
    <style:style style:name="T2" style:family="text">
      <style:text-properties officeooo:rsid="0017f84c"/>
    </style:style>
    <style:style style:name="T3" style:family="text">
      <style:text-properties officeooo:rsid="0019c30a"/>
    </style:style>
    <style:style style:name="T4" style:family="text">
      <style:text-properties officeooo:rsid="001a168a"/>
    </style:style>
    <style:style style:name="T5" style:family="text">
      <style:text-properties officeooo:rsid="001aa85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indow = frame</text:p>
      <text:p text:style-name="P1">-discomfort is exoerience in a frame</text:p>
      <text:p text:style-name="P1">-the goal is finding a solution (through understanding)</text:p>
      <text:p text:style-name="P1">-discomford is lain on you aginst your will ← you = member of society</text:p>
      <text:p text:style-name="P1">-thus a physical meniphestation of master slave conflict</text:p>
      <text:p text:style-name="P1">-we internalise conflict to find solutions, or atitudes, creating inner representations of master-slave conflicts, simulations punishing imagined bad outcomes (done so for higher/complex learning)</text:p>
      <text:p text:style-name="P1"/>
      <text:p text:style-name="P1">(blaming &lt;= internalisation, since without blame there would be no task thus no thought-bubble)</text:p>
      <text:p text:style-name="P1"/>
      <text:p text:style-name="P1">When deciding with respect to some task, time coherent activation levels (inner experience) are present causing pattern recognition. To resolve the conflict of disagrreing activation levels we internalise the situation, and so form a mental representation. We can name these any way we like, but personified words lend for understanding them. <text:span text:style-name="T3">The patterns become conceptualised and as consequence of human style learning (using attitudes) become personified.</text:span></text:p>
      <text:p text:style-name="P1"/>
      <text:p text:style-name="P1">Court:</text:p>
      <text:p text:style-name="P2"><text:span text:style-name="T1">A thought process over time, with a task. Like usual we define it by concept</text:span><text:span text:style-name="T2">s</text:span><text:span text:style-name="T1"> (patterns) being present in the experience. </text:span><text:span text:style-name="T2">Emerging</text:span><text:span text:style-name="T1"> </text:span><text:span text:style-name="T2">patterns causes us to recognise/internalise the following persona: </text:span></text:p>
      <text:p text:style-name="P1"/>
      <text:p text:style-name="P1">Judge: </text:p>
      <text:p text:style-name="P1">- reason</text:p>
      <text:p text:style-name="P1">- neutral until decision</text:p>
      <text:p text:style-name="P1">- strong, also with respect to priority on the window</text:p>
      <text:p text:style-name="P1"/>
      <text:p text:style-name="P1">Defendent:</text:p>
      <text:p text:style-name="P1">- <text:span text:style-name="T2">by definition pro natural behaviour</text:span></text:p>
      <text:p text:style-name="P1">- <text:span text:style-name="T2">reponse to accusor</text:span></text:p>
      <text:p text:style-name="P1"/>
      <text:p text:style-name="P3">Accusor:</text:p>
      <text:p text:style-name="P3">- response to natural behaviour</text:p>
      <text:p text:style-name="P3"/>
      <text:p text:style-name="P3">Jury:</text:p>
      <text:p text:style-name="P3">- undecided</text:p>
      <text:p text:style-name="P3">- when emerging, voicing opinion, they become part of any of the above</text:p>
      <text:p text:style-name="P3">- represent introspective inquiry</text:p>
      <text:p text:style-name="P3">- voice of internal opinion (inner society)</text:p>
      <text:p text:style-name="P3"/>
      <text:p text:style-name="P4"><text:span text:style-name="T2">Here the loser is the slave and the winner the master. The judge is the stronger third party demanding coherence of behaviour</text:span></text:p>
      <text:p text:style-name="P4"/>
      <text:p text:style-name="P5">Heilig:= niet in question kunnen trekken van. Judge does not listen to the accusor by default when doubting atitudes towards holy concepts (making the attitudes intemselves holy). <text:span text:style-name="T5">Better said, the “defendant” has a auto-win and thus court does not exist.</text:span></text:p>
      <text:p text:style-name="P5"/>
      <text:p text:style-name="P6"><text:span text:style-name="T3">Court generally ends with acceptance, court </text:span><text:span text:style-name="T5">pattern in thought bubbles</text:span><text:span text:style-name="T3"> has something to do with the seven stages of death/</text:span><text:span text:style-name="T5">acceptance</text:span><text:span text:style-name="T3">. </text:span></text:p>
      <text:p text:style-name="P6"/>
      <text:p text:style-name="P6"><text:span text:style-name="T3">A task or thought bubble is </text:span><text:span text:style-name="T4">a </text:span><text:span text:style-name="T3">time bound </text:span><text:span text:style-name="T4">observer of the window</text:span><text:span text:style-name="T3"> and, funny enough, can become sentient (aware of possible non-existence). </text:span><text:span text:style-name="T4">As tasks within us demand understanding (internalisation) of tasks we recognise general intelligence as such. Creating such a model gives us a </text:span><text:soft-page-break/><text:span text:style-name="T4">architecture of intelligence, where we leave the parameters free. Remember I hope I constructed my explanation such that very basic assumptions, which are socially accepted as truth, result in the neccessity of a model with concepts following the rules above.</text:span></text:p>
      <text:p text:style-name="P6"/>
      <text:p text:style-name="P7">Internalisation/explanative model maken, bestaat uit: </text:p>
      <text:p text:style-name="P7">- Definition expantion, coherence zoeken, dus de relaties tussen concepten vast leggen, zodat het de rechter can summonen. </text:p>
      <text:p text:style-name="P7">- Introspective inquiry, wat ons assumptions geeft met een heuristical truth value heeft wat we noemen truthful emergence chanc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8T19:04:15.203317587</meta:creation-date>
    <meta:editing-duration>PT6M11S</meta:editing-duration>
    <meta:editing-cycles>2</meta:editing-cycles>
    <meta:generator>LibreOffice/6.4.7.2$Linux_X86_64 LibreOffice_project/40$Build-2</meta:generator>
    <dc:date>2021-09-28T19:55:31.169066239</dc:date>
    <meta:document-statistic meta:table-count="0" meta:image-count="0" meta:object-count="0" meta:page-count="2" meta:paragraph-count="31" meta:word-count="444" meta:character-count="2902" meta:non-whitespace-character-count="2484"/>
  </office:meta>
</office:document-meta>
</file>